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padding="0.049cm" fo:border="0.06pt solid #d9d9e3"/>
      <style:text-properties officeooo:paragraph-rsid="0002fb80"/>
    </style:style>
    <style:style style:name="P3" style:family="paragraph" style:parent-style-name="Standard">
      <style:paragraph-properties fo:text-align="center" style:justify-single-word="false"/>
      <style:text-properties officeooo:rsid="000131fe" officeooo:paragraph-rsid="000131fe"/>
    </style:style>
    <style:style style:name="P4" style:family="paragraph" style:parent-style-name="Standard">
      <style:paragraph-properties fo:text-align="start" style:justify-single-word="false"/>
      <style:text-properties officeooo:rsid="000131fe" officeooo:paragraph-rsid="000131fe"/>
    </style:style>
    <style:style style:name="P5" style:family="paragraph" style:parent-style-name="Standard">
      <style:paragraph-properties fo:text-align="start" style:justify-single-word="false"/>
      <style:text-properties officeooo:rsid="000131fe" officeooo:paragraph-rsid="0002fb80"/>
    </style:style>
    <style:style style:name="P6" style:family="paragraph" style:parent-style-name="Standard">
      <style:paragraph-properties fo:text-align="start" style:justify-single-word="false"/>
      <style:text-properties officeooo:paragraph-rsid="0002fb80"/>
    </style:style>
    <style:style style:name="T1" style:family="text">
      <style:text-properties fo:font-variant="normal" fo:text-transform="none" fo:color="#374151" style:font-name="S hne" fo:font-size="12pt" fo:letter-spacing="normal" fo:font-style="normal" fo:font-weight="normal"/>
    </style:style>
    <style:style style:name="T2" style:family="text">
      <style:text-properties fo:font-variant="normal" fo:text-transform="none" fo:color="#374151" style:font-name="S hne" fo:font-size="12pt" fo:letter-spacing="normal" fo:font-style="normal" fo:font-weight="normal" officeooo:rsid="00019f1b"/>
    </style:style>
    <style:style style:name="T3" style:family="text">
      <style:text-properties fo:font-variant="normal" fo:text-transform="none" fo:color="#374151" style:font-name="S hne" fo:font-size="12pt" fo:letter-spacing="normal" fo:font-style="normal" fo:font-weight="normal" officeooo:rsid="0002fb80"/>
    </style:style>
    <style:style style:name="T4" style:family="text">
      <style:text-properties fo:font-variant="normal" fo:text-transform="none" fo:color="#374151" style:font-name="S hne" fo:font-size="12pt" fo:letter-spacing="normal" fo:font-style="normal" fo:font-weight="normal" officeooo:rsid="000131fe"/>
    </style:style>
    <style:style style:name="T5" style:family="text">
      <style:text-properties fo:font-variant="normal" fo:text-transform="none" fo:color="#374151" style:font-name="S hne" fo:font-size="12pt" fo:letter-spacing="normal" fo:font-style="normal" fo:font-weight="normal" officeooo:rsid="00037e3c"/>
    </style:style>
    <style:style style:name="T6" style:family="text">
      <style:text-properties officeooo:rsid="0002fb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er</text:p>
      <text:p text:style-name="P3"/>
      <text:p text:style-name="P4"><text:span text:style-name="T1">We are going to present you "Her" which <text:s/>is a 2014 science fiction romantic drama movie written and directed by Spike Jonze. </text:span></text:p>
      <text:p text:style-name="P4"><text:span text:style-name="T1"/></text:p>
      <text:p text:style-name="P4"><text:span text:style-name="T1">The movie takes place in a very near future in Los Angeles </text:span><text:span text:style-name="T2">in which <text:s/>people have high-tech phones, <text:s/>luminous houses</text:span><text:span text:style-name="T1"> , </text:span><text:span text:style-name="T2">everything seems clean <text:s/>so people doesn’t seem to have material issues but it </text:span><text:span text:style-name="T3">doesn’t really change from our current world</text:span></text:p>
      <text:p text:style-name="P4"><text:span text:style-name="T3"/></text:p>
      <text:p text:style-name="P4"><text:span text:style-name="T3"/></text:p>
      <text:p text:style-name="P6"><text:span text:style-name="T3">The film is starring one of my favourite actor : Joaquin Phoenix </text:span><text:span text:style-name="T4">as Theodore Twombly</text:span></text:p>
      <text:p text:style-name="P1"><text:span text:style-name="T6">he</text:span> is <text:s/><text:span text:style-name="T6">a writer </text:span>de<text:span text:style-name="T6">scribed</text:span> as a lonely <text:s/><text:span text:style-name="T6">sensitive </text:span>and introspective <text:span text:style-name="T6">person</text:span>, who is going through a difficult time in his life, <text:span text:style-name="T6">he doesn’t seems very happy at the beggining of the movie</text:span>.</text:p>
      <text:p text:style-name="P1">Samantha, on the other hand, is an AI-powered operating system that is designed to be highly intelligent and empathetic. Despite not having a physical form, she is able to form strong emotional connections with those she interacts with. Samantha is depicted as being curious, playful, and compassionate.</text:p>
      <text:p text:style-name="P1"/>
      <text:p text:style-name="P2"><text:span text:style-name="T1">Theodore is going through a difficult time in his life and is feeling lonely <text:s/></text:span><text:span text:style-name="T5">he </text:span><text:span text:style-name="T3">can’t find an objective in his life</text:span><text:span text:style-name="T1">. This leads him to purchase the AI-powered operating system, Samantha, which is designed to help people connect and form emotional relationships.</text:span></text:p>
      <text:p text:style-name="P2"><text:span text:style-name="T1"/></text:p>
      <text:p text:style-name="P2"><text:span text:style-name="T3">The Quest of Theodore in the movi</text:span><text:span text:style-name="T5">e evolve, at the beggining, his quest is to find emotional fulfillment and connection with other people because he is very lonely. After the purchase of the AI, he <text:s/>is trying to understand what it means to love and be loved Through his relationship with Samantha the AI</text:span></text:p>
      <text:p text:style-name="P2"><text:span text:style-name="T5"/></text:p>
      <text:p text:style-name="P2"><text:span text:style-name="T5">the outcome for Theodore Twombly is a sense of personal growth and self-discovery. Throughout the movie, Theodore discover the complexities of his relationship with the AI-powered operating system.</text:span></text:p>
      <text:p text:style-name="P2"><text:span text:style-name="T5">The moral of the story in "Her" is that true connection and emotional fulfillment can be found in unexpected places. The film explores the idea of a relationship between a human and an AI-powered operating system, challenging traditional notions of love and relationships. Through the relationship between Theodore and Samantha, the film suggests that genuine emotional connection can exist between two beings, regardless of their physical form or traditional understanding of what constitutes a relationship. </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08T16:26:59.153000000</meta:creation-date>
    <dc:date>2023-02-08T17:05:34.193000000</dc:date>
    <meta:editing-duration>PT6M52S</meta:editing-duration>
    <meta:editing-cycles>1</meta:editing-cycles>
    <meta:document-statistic meta:table-count="0" meta:image-count="0" meta:object-count="0" meta:page-count="1" meta:paragraph-count="10" meta:word-count="359" meta:character-count="2210" meta:non-whitespace-character-count="1851"/>
    <meta:generator>LibreOffice/5.4.6.2$Windows_X86_64 LibreOffice_project/4014ce260a04f1026ba855d3b8d91541c224eab8</meta:generator>
  </office:meta>
</office:document-meta>
</file>